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3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6" calcext:value-type="float">
            <text:p>26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2" calcext:value-type="float">
            <text:p>4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2" calcext:value-type="float">
            <text:p>1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Soft" office:value-type="string" calcext:value-type="string">
            <text:p>Mar</text:p>
          </table:table-cell>
          <table:table-cell table:style-name="Soft" office:value-type="float" office:value="2" calcext:value-type="float">
            <text:p>2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4" calcext:value-type="float">
            <text:p>4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5" calcext:value-type="float">
            <text:p>5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Ven</text:p>
          </table:table-cell>
          <table:table-cell table:style-name="ml" office:value-type="float" office:value="5" calcext:value-type="float">
            <text:p>5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Intro Big Data et MapReduce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er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Soft" office:value-type="string" calcext:value-type="string">
            <text:p>Mar</text:p>
          </table:table-cell>
          <table:table-cell table:style-name="Soft" office:value-type="float" office:value="7" calcext:value-type="float">
            <text:p>7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6"/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8" calcext:value-type="float">
            <text:p>8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9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8" calcext:value-type="float">
            <text:p>8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Spark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9" calcext:value-type="float">
            <text:p>9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3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4">
            <text:p>ANN, CNN avec keras et computer vision</text:p>
          </table:table-cell>
          <table:table-cell table:style-name="ml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covered-table-cell table:style-name="ce40"/>
          <table:table-cell table:style-name="ml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covered-table-cell table:style-name="ce42"/>
          <table:table-cell table:style-name="ml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covered-table-cell table:style-name="ce42"/>
          <table:table-cell table:style-name="ml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3" office:value-type="string" calcext:value-type="string" table:number-columns-spanned="1" table:number-rows-spanned="5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ml" office:value-type="string" calcext:value-type="string">
            <text:p>Intro aux séries temporelles linéaires</text:p>
          </table:table-cell>
          <table:table-cell table:style-name="ml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ml" office:value-type="string" calcext:value-type="string">
            <text:p>Intro aux séries temporelles linéaires</text:p>
          </table:table-cell>
          <table:table-cell table:style-name="ml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24" calcext:value-type="float">
            <text:p>24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6"/>
          <table:table-cell table:style-name="ce23" office:value-type="string" calcext:value-type="string">
            <text:p>Louis</text:p>
          </table:table-cell>
          <table:table-cell table:style-name="ce23" table:number-columns-repeated="8"/>
          <table:table-cell table:style-name="ce46"/>
          <table:table-cell table:style-name="ce23" table:number-columns-repeated="6"/>
          <table:table-cell table:style-name="Default"/>
          <table:table-cell table:style-name="ce23" table:number-columns-repeated="14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63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63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63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Live Veille sur Big Data, système de stockage distribué, Spark, MapReduce,…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Intro Databricks et 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MapReduce + count words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2:21:39.82997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meta:creation-date>2019-10-24T11:03:45Z</meta:creation-date>
    <dc:date>2020-04-08T12:22:50.400822661</dc:date>
    <meta:editing-cycles>396</meta:editing-cycles>
    <meta:editing-duration>PT4H26M45S</meta:editing-duration>
    <meta:document-statistic meta:table-count="32" meta:cell-count="1748" meta:object-count="0"/>
  </office:meta>
</office:document-meta>
</file>